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25in"/>
    </style:style>
    <style:style style:name="Table1.C" style:family="table-column">
      <style:table-column-properties style:column-width="1.81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5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able_20_Contents">
      <style:text-properties officeooo:paragraph-rsid="001b7205"/>
    </style:style>
    <style:style style:name="P6" style:family="paragraph" style:parent-style-name="Table_20_Contents">
      <style:text-properties officeooo:rsid="001b7205" officeooo:paragraph-rsid="001b7205"/>
    </style:style>
    <style:style style:name="P7" style:family="paragraph" style:parent-style-name="Table_20_Heading">
      <style:text-properties officeooo:rsid="001b7205" officeooo:paragraph-rsid="001b7205"/>
    </style:style>
    <style:style style:name="P8" style:family="paragraph" style:parent-style-name="Table_20_Contents">
      <style:text-properties officeooo:rsid="001c2620" officeooo:paragraph-rsid="001c2620"/>
    </style:style>
    <style:style style:name="P9" style:family="paragraph" style:parent-style-name="Table_20_Contents">
      <style:text-properties officeooo:paragraph-rsid="001ebcb1"/>
    </style:style>
    <style:style style:name="P10" style:family="paragraph" style:parent-style-name="Table_20_Contents">
      <style:text-properties officeooo:paragraph-rsid="00132996"/>
    </style:style>
    <style:style style:name="P11" style:family="paragraph" style:parent-style-name="Text_20_body">
      <style:paragraph-properties fo:text-align="center" style:justify-single-word="false"/>
      <style:text-properties officeooo:paragraph-rsid="00246b53"/>
    </style:style>
    <style:style style:name="P12" style:family="paragraph" style:parent-style-name="Table_20_Contents">
      <style:text-properties officeooo:paragraph-rsid="002697ab"/>
    </style:style>
    <style:style style:name="P13" style:family="paragraph" style:parent-style-name="Table_20_Contents">
      <style:text-properties officeooo:paragraph-rsid="002e1f4c"/>
    </style:style>
    <style:style style:name="P14" style:family="paragraph" style:parent-style-name="Table_20_Contents">
      <style:text-properties officeooo:paragraph-rsid="002e2d3e"/>
    </style:style>
    <style:style style:name="P15" style:family="paragraph" style:parent-style-name="Table_20_Contents">
      <style:text-properties officeooo:paragraph-rsid="0032694d"/>
    </style:style>
    <style:style style:name="P16" style:family="paragraph" style:parent-style-name="Table_20_Contents">
      <style:text-properties officeooo:paragraph-rsid="0035b93c"/>
    </style:style>
    <style:style style:name="P17" style:family="paragraph" style:parent-style-name="Table_20_Contents">
      <style:text-properties officeooo:rsid="001b7205" officeooo:paragraph-rsid="001b7205"/>
    </style:style>
    <style:style style:name="P18" style:family="paragraph" style:parent-style-name="Table_20_Contents">
      <style:text-properties officeooo:rsid="001b7205" officeooo:paragraph-rsid="003fb077"/>
    </style:style>
    <style:style style:name="P19" style:family="paragraph" style:parent-style-name="Table_20_Contents">
      <style:text-properties officeooo:rsid="001b7205" officeooo:paragraph-rsid="0041ae76"/>
    </style:style>
    <style:style style:name="P20" style:family="paragraph" style:parent-style-name="Table_20_Contents">
      <style:text-properties officeooo:rsid="001b7205" officeooo:paragraph-rsid="0042f245"/>
    </style:style>
    <style:style style:name="P21" style:family="paragraph" style:parent-style-name="Table_20_Contents">
      <style:text-properties officeooo:rsid="001c2620" officeooo:paragraph-rsid="001c2620"/>
    </style:style>
    <style:style style:name="P22" style:family="paragraph" style:parent-style-name="Table_20_Contents">
      <style:text-properties officeooo:paragraph-rsid="002697ab"/>
    </style:style>
    <style:style style:name="P23" style:family="paragraph" style:parent-style-name="Table_20_Contents">
      <style:text-properties officeooo:paragraph-rsid="0032694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7010" style:font-weight-asian="bold" style:font-weight-complex="bold"/>
    </style:style>
    <style:style style:name="T4" style:family="text">
      <style:text-properties fo:font-size="12pt" officeooo:rsid="00246b53" style:font-size-asian="12pt" style:font-size-complex="12pt"/>
    </style:style>
    <style:style style:name="T5" style:family="text">
      <style:text-properties fo:font-size="12pt" officeooo:rsid="0040ae26" style:font-size-asian="12pt" style:font-size-complex="12pt"/>
    </style:style>
    <style:style style:name="T6" style:family="text">
      <style:text-properties officeooo:rsid="00132996"/>
    </style:style>
    <style:style style:name="T7" style:family="text">
      <style:text-properties officeooo:rsid="001b7205"/>
    </style:style>
    <style:style style:name="T8" style:family="text">
      <style:text-properties officeooo:rsid="001c2620"/>
    </style:style>
    <style:style style:name="T9" style:family="text">
      <style:text-properties officeooo:rsid="001ebcb1"/>
    </style:style>
    <style:style style:name="T10" style:family="text">
      <style:text-properties officeooo:rsid="001ef92c"/>
    </style:style>
    <style:style style:name="T11" style:family="text">
      <style:text-properties officeooo:rsid="00246b53"/>
    </style:style>
    <style:style style:name="T12" style:family="text">
      <style:text-properties officeooo:rsid="002697ab"/>
    </style:style>
    <style:style style:name="T13" style:family="text">
      <style:text-properties officeooo:rsid="0028633e"/>
    </style:style>
    <style:style style:name="T14" style:family="text">
      <style:text-properties fo:font-size="14pt" officeooo:rsid="001b7205" style:font-size-asian="14pt" style:font-size-complex="14pt"/>
    </style:style>
    <style:style style:name="T15" style:family="text">
      <style:text-properties fo:font-size="14pt" officeooo:rsid="00079aa8" style:font-size-asian="14pt" style:font-size-complex="14pt"/>
    </style:style>
    <style:style style:name="T16" style:family="text">
      <style:text-properties fo:font-size="14pt" officeooo:rsid="002dad21" style:font-size-asian="14pt" style:font-size-complex="14pt"/>
    </style:style>
    <style:style style:name="T17" style:family="text">
      <style:text-properties fo:font-size="14pt" officeooo:rsid="002e1f4c" style:font-size-asian="14pt" style:font-size-complex="14pt"/>
    </style:style>
    <style:style style:name="T18" style:family="text">
      <style:text-properties fo:font-size="14pt" officeooo:rsid="003da85c" style:font-size-asian="14pt" style:font-size-complex="14pt"/>
    </style:style>
    <style:style style:name="T19" style:family="text">
      <style:text-properties fo:font-size="14pt" officeooo:rsid="0040ae26" style:font-size-asian="14pt" style:font-size-complex="14pt"/>
    </style:style>
    <style:style style:name="T20" style:family="text">
      <style:text-properties officeooo:rsid="002aee4a"/>
    </style:style>
    <style:style style:name="T21" style:family="text">
      <style:text-properties officeooo:rsid="002e1f4c"/>
    </style:style>
    <style:style style:name="T22" style:family="text">
      <style:text-properties officeooo:rsid="002e2d3e"/>
    </style:style>
    <style:style style:name="T23" style:family="text">
      <style:text-properties officeooo:rsid="002faa2e"/>
    </style:style>
    <style:style style:name="T24" style:family="text">
      <style:text-properties officeooo:rsid="0036e770"/>
    </style:style>
    <style:style style:name="T25" style:family="text">
      <style:text-properties officeooo:rsid="003e1a02"/>
    </style:style>
    <style:style style:name="T26" style:family="text">
      <style:text-properties officeooo:rsid="003fb077"/>
    </style:style>
    <style:style style:name="T27" style:family="text">
      <style:text-properties officeooo:rsid="003fbfb4"/>
    </style:style>
    <style:style style:name="T28" style:family="text">
      <style:text-properties officeooo:rsid="0041ae76"/>
    </style:style>
    <style:style style:name="T29" style:family="text">
      <style:text-properties officeooo:rsid="0043b810"/>
    </style:style>
    <style:style style:name="T30" style:family="text">
      <style:text-properties officeooo:rsid="00458d80"/>
    </style:style>
    <style:style style:name="T31" style:family="text">
      <style:text-properties officeooo:rsid="0048b904"/>
    </style:style>
    <style:style style:name="T32" style:family="text">
      <style:text-properties officeooo:rsid="00490e7b"/>
    </style:style>
    <style:style style:name="T33" style:family="text">
      <style:text-properties officeooo:rsid="004a8b6f"/>
    </style:style>
    <style:style style:name="T34" style:family="text">
      <style:text-properties officeooo:rsid="004c560a"/>
    </style:style>
    <style:style style:name="T35" style:family="text">
      <style:text-properties officeooo:rsid="004d5d8e"/>
    </style:style>
    <style:style style:name="T36" style:family="text">
      <style:text-properties officeooo:rsid="004daa32"/>
    </style:style>
    <style:style style:name="T37" style:family="text">
      <style:text-properties officeooo:rsid="004e9d99"/>
    </style:style>
    <style:style style:name="T38" style:family="text">
      <style:text-properties officeooo:rsid="00501ee3"/>
    </style:style>
    <style:style style:name="T39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2"><text:span text:style-name="T1">Materia: <text:tab/><text:tab/></text:span><text:span text:style-name="T2">Taller de Traducción Ingeniería y Adelantos Tecnológicos</text:span></text:p>
      <text:p text:style-name="P2"><text:span text:style-name="T2">Curso:<text:tab/><text:tab/><text:tab/>IT062</text:span><text:span text:style-name="T3">8</text:span><text:span text:style-name="T1"> </text:span></text:p>
      <text:p text:style-name="P2"><text:span text:style-name="T1">Licenciatura: <text:tab/>I</text:span><text:span text:style-name="T2">nterpretación y <text:s/>Traducción</text:span></text:p>
      <text:p text:style-name="P4">Horario:<text:tab/><text:tab/>Martes 15:00 – 19:00; Jueves 19:00 – 21:00</text:p>
      <text:p text:style-name="P4">Grupo:<text:tab/><text:tab/>6A</text:p>
      <text:p text:style-name="Standard"/>
      <text:p text:style-name="P11"><text:span text:style-name="Strong_20_Emphasis"><text:span text:style-name="T18">Final </text:span></text:span><text:span text:style-name="Strong_20_Emphasis"><text:span text:style-name="T14">Exa</text:span></text:span><text:span text:style-name="Strong_20_Emphasis"><text:span text:style-name="T18">m</text:span></text:span><text:span text:style-name="Strong_20_Emphasis"><text:span text:style-name="T15"> </text:span></text:span><text:span text:style-name="Strong_20_Emphasis"><text:span text:style-name="T16">[Factor = </text:span></text:span><text:span text:style-name="Strong_20_Emphasis"><text:span text:style-name="T17">0.</text:span></text:span><text:span text:style-name="Strong_20_Emphasis"><text:span text:style-name="T19">1334</text:span></text:span><text:span text:style-name="Strong_20_Emphasis"><text:span text:style-name="T16">]</text:span></text:span></text:p>
      <text:p text:style-name="P11"><text:span text:style-name="Strong_20_Emphasis"><text:span text:style-name="T4">Three (3) points awarded per subtask; subtasks evaluated on a scale of 0.0-1.0; </text:span></text:span><text:span text:style-name="Strong_20_Emphasis"><text:span text:style-name="T5">75</text:span></text:span><text:span text:style-name="Strong_20_Emphasis"><text:span text:style-name="T4">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7"><text:bookmark text:name="4_points_(good)"/>Accuracy <text:span text:style-name="T11">(1 pt)</text:span></text:p>
                  </table:table-cell>
                  <table:table-cell table:style-name="Table1.A1" office:value-type="string">
                    <text:p text:style-name="P7"><text:bookmark text:name="3_points_(satisfactory)"/>Completeness <text:span text:style-name="T11">(1 pt)</text:span></text:p>
                  </table:table-cell>
                  <table:table-cell table:style-name="Table1.A1" office:value-type="string">
                    <text:p text:style-name="P7"><text:bookmark text:name="2_points_(needs_improvement)"/>Sufficiency <text:span text:style-name="T11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5"><text:span text:style-name="Strong_20_Emphasis"><text:span text:style-name="T7">Task 1 </text:span></text:span><text:span text:style-name="Strong_20_Emphasis"><text:span text:style-name="T24">(</text:span></text:span><text:span text:style-name="Strong_20_Emphasis"><text:span text:style-name="T27">9</text:span></text:span><text:span text:style-name="Strong_20_Emphasis"><text:span text:style-name="T24"> pts)</text:span></text:span></text:p>
                  <text:p text:style-name="P13"><text:span text:style-name="Strong_20_Emphasis"/></text:p>
                  <text:p text:style-name="P5"><text:span text:style-name="Strong_20_Emphasis"/></text:p>
                </table:table-cell>
                <table:table-cell table:style-name="Table1.A1" office:value-type="string">
                  <text:p text:style-name="P19"><text:span text:style-name="T26">R</text:span><text:span text:style-name="T9">esponse </text:span><text:span text:style-name="T21">is </text:span><text:span text:style-name="T8"><text:s/>provided: </text:span><text:span text:style-name="T9">a</text:span><text:span text:style-name="T25">) </text:span><text:span text:style-name="T28">compare engineering and</text:span></text:p>
                  <text:p text:style-name="P20"><text:span text:style-name="T21">science; </text:span><text:span text:style-name="T28">b) </text:span><text:span text:style-name="T21"><text:s/></text:span><text:span text:style-name="T28">should be </text:span><text:span text:style-name="T25">ethically and morally responsible</text:span><text:span text:style-name="T21">?; </text:span><text:span text:style-name="T28">c1)</text:span><text:span text:style-name="T21"> </text:span><text:span text:style-name="T28">Asimov quote translation; c2) opinion on quote; </text:span><text:span text:style-name="T25">answers are </text:span><text:span text:style-name="T23">highly accurate</text:span></text:p>
                  <text:p text:style-name="P20"/>
                </table:table-cell>
                <table:table-cell table:style-name="Table1.A1" office:value-type="string">
                  <text:p text:style-name="P6"><text:span text:style-name="T21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1" office:value-type="string">
                  <text:p text:style-name="P8"><text:span text:style-name="T22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9"><text:span text:style-name="Strong_20_Emphasis"><text:span text:style-name="T9">Task 2 </text:span></text:span><text:span text:style-name="Strong_20_Emphasis"><text:span text:style-name="T24">(6 pts)</text:span></text:span></text:p>
                  <text:p text:style-name="P14"><text:span text:style-name="Strong_20_Emphasis"/></text:p>
                </table:table-cell>
                <table:table-cell table:style-name="Table1.A1" office:value-type="string">
                  <text:p text:style-name="P19"><text:span text:style-name="T26">R</text:span><text:span text:style-name="T9">esponse </text:span><text:span text:style-name="T21">is </text:span><text:span text:style-name="T8"><text:s/>provided: </text:span><text:span text:style-name="T9">a</text:span><text:span text:style-name="T25">) </text:span><text:span text:style-name="T29">evolution to become a “normal science”; b) foundations of normal science limit the types of problems; </text:span><text:span text:style-name="T25">answers are </text:span><text:span text:style-name="T23">highly accurate</text:span></text:p>
                  <text:p text:style-name="P19"/>
                </table:table-cell>
                <table:table-cell table:style-name="Table1.A1" office:value-type="string">
                  <text:p text:style-name="P6"><text:span text:style-name="T21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1" office:value-type="string">
                  <text:p text:style-name="P8"><text:span text:style-name="T22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0"><text:span text:style-name="Strong_20_Emphasis"><text:span text:style-name="T6">T</text:span></text:span><text:span text:style-name="Strong_20_Emphasis"><text:span text:style-name="T10">ask 3 </text:span></text:span><text:span text:style-name="Strong_20_Emphasis"><text:span text:style-name="T24">(6 pts)</text:span></text:span></text:p>
                  <text:p text:style-name="P16"><text:span text:style-name="Strong_20_Emphasis"/></text:p>
                </table:table-cell>
                <table:table-cell table:style-name="Table1.A1" office:value-type="string">
                  <text:p text:style-name="P18"><text:span text:style-name="T26">R</text:span><text:span text:style-name="T9">esponse </text:span><text:span text:style-name="T21">is </text:span><text:span text:style-name="T8"><text:s/>provided: </text:span><text:span text:style-name="T9">a</text:span><text:span text:style-name="T25">) </text:span><text:span text:style-name="T30">define “wicked problems”; b) Why are wicked problems generally outside the bounds of normal science?; </text:span><text:span text:style-name="T21"><text:s/></text:span><text:span text:style-name="T25">answers are </text:span><text:span text:style-name="T23">highly accurate</text:span></text:p>
                  <text:p text:style-name="P18"/>
                </table:table-cell>
                <table:table-cell table:style-name="Table1.A1" office:value-type="string">
                  <text:p text:style-name="P6"><text:span text:style-name="T21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1" office:value-type="string">
                  <text:p text:style-name="P8"><text:span text:style-name="T22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2"><text:span text:style-name="Strong_20_Emphasis"><text:span text:style-name="T12">Task 4 </text:span></text:span><text:span text:style-name="Strong_20_Emphasis"><text:span text:style-name="T24">(</text:span></text:span><text:span text:style-name="Strong_20_Emphasis"><text:span text:style-name="T27">9</text:span></text:span><text:span text:style-name="Strong_20_Emphasis"><text:span text:style-name="T24"> pts)</text:span></text:span></text:p>
                  <text:p text:style-name="P15"><text:span text:style-name="Strong_20_Emphasis"/></text:p>
                </table:table-cell>
                <table:table-cell table:style-name="Table1.A5" office:value-type="string">
                  <text:p text:style-name="P18"><text:span text:style-name="T26">R</text:span><text:span text:style-name="T9">esponse </text:span><text:span text:style-name="T21">is </text:span><text:span text:style-name="T8"><text:s/>provided: </text:span><text:span text:style-name="T9">a</text:span><text:span text:style-name="T25">) </text:span><text:span text:style-name="T31">why</text:span><text:span text:style-name="T25"> “academic voice”standard; </text:span><text:span text:style-name="T31">b) Strunk and White (Use definite, specific, concrete language) and (Omit needless words) define and example; </text:span><text:span text:style-name="T21"><text:s/></text:span><text:span text:style-name="T25">answers are </text:span><text:span text:style-name="T23">highly accurate</text:span></text:p>
                  <text:p text:style-name="P18"/>
                  <text:p text:style-name="P18"/>
                </table:table-cell>
                <table:table-cell table:style-name="Table1.A5" office:value-type="string">
                  <text:p text:style-name="P6"><text:span text:style-name="T21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5" office:value-type="string">
                  <text:p text:style-name="P8"><text:span text:style-name="T22">T</text:span>he account provides a sufficient amount of information and detail</text:p>
                </table:table-cell>
              </table:table-row>
              <text:soft-page-break/>
              <table:table-row>
                <table:table-cell table:style-name="Table1.A1" office:value-type="string">
                  <text:p text:style-name="P12"><text:span text:style-name="Strong_20_Emphasis"><text:span text:style-name="T12">Task </text:span></text:span><text:span text:style-name="Strong_20_Emphasis"><text:span text:style-name="T13">5 </text:span></text:span><text:span text:style-name="Strong_20_Emphasis"><text:span text:style-name="T24">(</text:span></text:span><text:span text:style-name="Strong_20_Emphasis"><text:span text:style-name="T27">6</text:span></text:span><text:span text:style-name="Strong_20_Emphasis"><text:span text:style-name="T24"> pts)</text:span></text:span></text:p>
                  <text:p text:style-name="P15"/>
                </table:table-cell>
                <table:table-cell table:style-name="Table1.A1" office:value-type="string">
                  <text:p text:style-name="P18"><text:span text:style-name="T26">R</text:span><text:span text:style-name="T9">esponse </text:span><text:span text:style-name="T21">is </text:span><text:span text:style-name="T8"><text:s/>provided: </text:span><text:span text:style-name="T9">a</text:span><text:span text:style-name="T25">) why “good” jargon is useful; </text:span><text:span text:style-name="T32">b) short example of “bad” jargon;</text:span><text:span text:style-name="T21"> </text:span><text:span text:style-name="T25">answers are </text:span><text:span text:style-name="T23">highly accurate</text:span></text:p>
                  <text:p text:style-name="P18"/>
                </table:table-cell>
                <table:table-cell table:style-name="Table1.A1" office:value-type="string">
                  <text:p text:style-name="P6"><text:span text:style-name="T21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1" office:value-type="string">
                  <text:p text:style-name="P8"><text:span text:style-name="T22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2"><text:span text:style-name="Strong_20_Emphasis"><text:span text:style-name="T12">Task </text:span></text:span><text:span text:style-name="Strong_20_Emphasis"><text:span text:style-name="T27">6</text:span></text:span><text:span text:style-name="Strong_20_Emphasis"><text:span text:style-name="T13"> </text:span></text:span><text:span text:style-name="Strong_20_Emphasis"><text:span text:style-name="T24">(</text:span></text:span><text:span text:style-name="Strong_20_Emphasis"><text:span text:style-name="T27">9</text:span></text:span><text:span text:style-name="Strong_20_Emphasis"><text:span text:style-name="T24"> pts)</text:span></text:span></text:p>
                  <text:p text:style-name="P15"/>
                </table:table-cell>
                <table:table-cell table:style-name="Table1.A5" office:value-type="string">
                  <text:p text:style-name="P18"><text:span text:style-name="T26">R</text:span><text:span text:style-name="T9">esponse </text:span><text:span text:style-name="T21">is </text:span><text:span text:style-name="T8"><text:s/>provided: </text:span><text:span text:style-name="T9">a</text:span><text:span text:style-name="T25">) organizational benefits from using SOPs; </text:span><text:span text:style-name="T33">b) translate excerpt from LANL SOP; </text:span><text:span text:style-name="T21"><text:s/></text:span><text:span text:style-name="T25">answers are </text:span><text:span text:style-name="T23">highly accurate</text:span></text:p>
                  <text:p text:style-name="P18"/>
                </table:table-cell>
                <table:table-cell table:style-name="Table1.A5" office:value-type="string">
                  <text:p text:style-name="P6"><text:span text:style-name="T21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5" office:value-type="string">
                  <text:p text:style-name="P8"><text:span text:style-name="T22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2"><text:span text:style-name="Strong_20_Emphasis"><text:span text:style-name="T12">Task </text:span></text:span><text:span text:style-name="Strong_20_Emphasis"><text:span text:style-name="T27">7</text:span></text:span><text:span text:style-name="Strong_20_Emphasis"><text:span text:style-name="T13"> </text:span></text:span><text:span text:style-name="Strong_20_Emphasis"><text:span text:style-name="T24">(</text:span></text:span><text:span text:style-name="Strong_20_Emphasis"><text:span text:style-name="T27">9</text:span></text:span><text:span text:style-name="Strong_20_Emphasis"><text:span text:style-name="T24"> pts)</text:span></text:span></text:p>
                  <text:p text:style-name="P15"/>
                </table:table-cell>
                <table:table-cell table:style-name="Table1.A5" office:value-type="string">
                  <text:p text:style-name="P18"><text:span text:style-name="T26">R</text:span><text:span text:style-name="T9">esponse </text:span><text:span text:style-name="T21">is </text:span><text:span text:style-name="T8"><text:s/>provided: </text:span><text:span text:style-name="T9">a</text:span><text:span text:style-name="T25">) type and size of organizations likely to use RFPs; </text:span><text:span text:style-name="T33">b) </text:span><text:span text:style-name="T21"><text:s/></text:span><text:span text:style-name="T34">t</text:span><text:span text:style-name="T21">ranslate </text:span><text:span text:style-name="T34">RFP </text:span><text:span text:style-name="T21">excerpt; </text:span><text:span text:style-name="T25">answers are </text:span><text:span text:style-name="T23">highly accurate</text:span></text:p>
                  <text:p text:style-name="P18"/>
                </table:table-cell>
                <table:table-cell table:style-name="Table1.A5" office:value-type="string">
                  <text:p text:style-name="P6"><text:span text:style-name="T21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5" office:value-type="string">
                  <text:p text:style-name="P8"><text:span text:style-name="T22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2"><text:span text:style-name="Strong_20_Emphasis"><text:span text:style-name="T12">Task </text:span></text:span><text:span text:style-name="Strong_20_Emphasis"><text:span text:style-name="T27">8</text:span></text:span><text:span text:style-name="Strong_20_Emphasis"><text:span text:style-name="T13"> </text:span></text:span><text:span text:style-name="Strong_20_Emphasis"><text:span text:style-name="T24">(3 pts)</text:span></text:span></text:p>
                  <text:p text:style-name="P15"/>
                </table:table-cell>
                <table:table-cell table:style-name="Table1.A5" office:value-type="string">
                  <text:p text:style-name="P18"><text:span text:style-name="T26">R</text:span><text:span text:style-name="T9">esponse </text:span><text:span text:style-name="T21">is </text:span><text:span text:style-name="T8"><text:s/>provided: </text:span><text:span text:style-name="T9">a</text:span><text:span text:style-name="T25">) Compare and contrast research papers and white papers;</text:span><text:span text:style-name="T21"> </text:span><text:span text:style-name="T25">answers are </text:span><text:span text:style-name="T23">highly accurate</text:span></text:p>
                  <text:p text:style-name="P18"/>
                </table:table-cell>
                <table:table-cell table:style-name="Table1.A5" office:value-type="string">
                  <text:p text:style-name="P6"><text:span text:style-name="T21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5" office:value-type="string">
                  <text:p text:style-name="P8"><text:span text:style-name="T22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2"><text:span text:style-name="Strong_20_Emphasis"><text:span text:style-name="T12">Task </text:span></text:span><text:span text:style-name="Strong_20_Emphasis"><text:span text:style-name="T27">9</text:span></text:span><text:span text:style-name="Strong_20_Emphasis"><text:span text:style-name="T13"> </text:span></text:span><text:span text:style-name="Strong_20_Emphasis"><text:span text:style-name="T24">(</text:span></text:span><text:span text:style-name="Strong_20_Emphasis"><text:span text:style-name="T27">6</text:span></text:span><text:span text:style-name="Strong_20_Emphasis"><text:span text:style-name="T24"> pts)</text:span></text:span></text:p>
                  <text:p text:style-name="P15"/>
                </table:table-cell>
                <table:table-cell table:style-name="Table1.A5" office:value-type="string">
                  <text:p text:style-name="P18"><text:span text:style-name="T26">R</text:span><text:span text:style-name="T9">esponse </text:span><text:span text:style-name="T21">is </text:span><text:span text:style-name="T8"><text:s/>provided: </text:span><text:span text:style-name="T9">a</text:span><text:span text:style-name="T25">) three of the new features expected for 6G; </text:span><text:span text:style-name="T35">b) opinion on life with 6G;</text:span><text:span text:style-name="T21"> </text:span><text:span text:style-name="T25">answers are </text:span><text:span text:style-name="T23">highly accurate</text:span></text:p>
                  <text:p text:style-name="P18"/>
                </table:table-cell>
                <table:table-cell table:style-name="Table1.A5" office:value-type="string">
                  <text:p text:style-name="P6"><text:span text:style-name="T21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5" office:value-type="string">
                  <text:p text:style-name="P8"><text:span text:style-name="T22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2"><text:span text:style-name="Strong_20_Emphasis"><text:span text:style-name="T12">Task </text:span></text:span><text:span text:style-name="Strong_20_Emphasis"><text:span text:style-name="T27">10</text:span></text:span><text:span text:style-name="Strong_20_Emphasis"><text:span text:style-name="T13"> </text:span></text:span><text:span text:style-name="Strong_20_Emphasis"><text:span text:style-name="T24">(3 pts)</text:span></text:span></text:p>
                  <text:p text:style-name="P15"/>
                </table:table-cell>
                <table:table-cell table:style-name="Table1.A5" office:value-type="string">
                  <text:p text:style-name="P18"><text:span text:style-name="T26">R</text:span><text:span text:style-name="T9">esponse </text:span><text:span text:style-name="T21">is </text:span><text:span text:style-name="T8"><text:s/>provided: </text:span><text:span text:style-name="T9">a</text:span><text:span text:style-name="T25">) </text:span><text:span text:style-name="T36">why </text:span><text:span text:style-name="T25">Git coupled with Github </text:span><text:span text:style-name="T36">will </text:span><text:span text:style-name="T25">help meet ISO 9001; answers are </text:span><text:span text:style-name="T23">highly accurate</text:span></text:p>
                  <text:p text:style-name="P18"/>
                </table:table-cell>
                <table:table-cell table:style-name="Table1.A5" office:value-type="string">
                  <text:p text:style-name="P6"><text:span text:style-name="T21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5" office:value-type="string">
                  <text:p text:style-name="P8"><text:span text:style-name="T22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2"><text:span text:style-name="Strong_20_Emphasis"><text:span text:style-name="T12">Task </text:span></text:span><text:span text:style-name="Strong_20_Emphasis"><text:span text:style-name="T27">11</text:span></text:span><text:span text:style-name="Strong_20_Emphasis"><text:span text:style-name="T13"> </text:span></text:span><text:span text:style-name="Strong_20_Emphasis"><text:span text:style-name="T24">(</text:span></text:span><text:span text:style-name="Strong_20_Emphasis"><text:span text:style-name="T27">3</text:span></text:span><text:span text:style-name="Strong_20_Emphasis"><text:span text:style-name="T24"> pts)</text:span></text:span></text:p>
                  <text:p text:style-name="P15"/>
                </table:table-cell>
                <table:table-cell table:style-name="Table1.A5" office:value-type="string">
                  <text:p text:style-name="P18"><text:span text:style-name="T26">R</text:span><text:span text:style-name="T9">esponse </text:span><text:span text:style-name="T21">is </text:span><text:span text:style-name="T8"><text:s/>provided: </text:span><text:span text:style-name="T9">a</text:span><text:span text:style-name="T25">) </text:span><text:span text:style-name="T38">opinion on </text:span><text:span text:style-name="T37">AI as partnership for the translation industry;</text:span><text:span text:style-name="T21"> </text:span><text:span text:style-name="T25">answers are </text:span><text:span text:style-name="T23">highly accurate</text:span></text:p>
                  <text:p text:style-name="P18"/>
                </table:table-cell>
                <table:table-cell table:style-name="Table1.A5" office:value-type="string">
                  <text:p text:style-name="P6"><text:span text:style-name="T21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5" office:value-type="string">
                  <text:p text:style-name="P8"><text:span text:style-name="T22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2"><text:span text:style-name="Strong_20_Emphasis"><text:span text:style-name="T12">Task </text:span></text:span><text:span text:style-name="Strong_20_Emphasis"><text:span text:style-name="T27">12</text:span></text:span><text:span text:style-name="Strong_20_Emphasis"><text:span text:style-name="T13"> </text:span></text:span><text:span text:style-name="Strong_20_Emphasis"><text:span text:style-name="T24">(</text:span></text:span><text:span text:style-name="Strong_20_Emphasis"><text:span text:style-name="T27">6</text:span></text:span><text:span text:style-name="Strong_20_Emphasis"><text:span text:style-name="T24"> pts)</text:span></text:span></text:p>
                  <text:p text:style-name="P15"/>
                </table:table-cell>
                <table:table-cell table:style-name="Table1.A5" office:value-type="string">
                  <text:p text:style-name="P18"><text:span text:style-name="T26">R</text:span><text:span text:style-name="T9">esponse </text:span><text:span text:style-name="T21">is </text:span><text:span text:style-name="T8"><text:s/>provided: </text:span><text:span text:style-name="T9">a</text:span><text:span text:style-name="T25">) </text:span><text:span text:style-name="T37">define 10 vocab words English/Spanish; </text:span><text:span text:style-name="T21"><text:s/></text:span><text:span text:style-name="T25">answers are </text:span><text:span text:style-name="T23">highly accurate</text:span></text:p>
                  <text:p text:style-name="P18"/>
                </table:table-cell>
                <table:table-cell table:style-name="Table1.A5" office:value-type="string">
                  <text:p text:style-name="P6"><text:span text:style-name="T21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5" office:value-type="string">
                  <text:p text:style-name="P8"><text:span text:style-name="T22">T</text:span>he account provides a sufficient amount of information and detail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10T12:34:00.755302607</dc:date>
    <meta:editing-duration>PT3H38M34S</meta:editing-duration>
    <meta:editing-cycles>60</meta:editing-cycles>
    <meta:generator>LibreOffice/7.3.7.2$Linux_X86_64 LibreOffice_project/30$Build-2</meta:generator>
    <meta:document-statistic meta:table-count="1" meta:image-count="1" meta:object-count="0" meta:page-count="2" meta:paragraph-count="62" meta:word-count="606" meta:character-count="4079" meta:non-whitespace-character-count="3502"/>
  </office:meta>
</office:document-meta>
</file>